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>
        <style:tab-stops/>
      </style:paragraph-properties>
    </style:style>
    <style:style style:name="P2" style:family="paragraph" style:parent-style-name="Standard" style:list-style-name="L4">
      <style:paragraph-properties>
        <style:tab-stops/>
      </style:paragraph-properties>
      <style:text-properties officeooo:paragraph-rsid="0008fc4f"/>
    </style:style>
    <style:style style:name="P3" style:family="paragraph" style:parent-style-name="Standard">
      <style:paragraph-properties>
        <style:tab-stops/>
      </style:paragraph-properties>
      <style:text-properties style:text-underline-style="none" fo:font-weight="normal" officeooo:rsid="0008fc4f" style:font-weight-asian="normal" style:font-weight-complex="normal"/>
    </style:style>
    <style:style style:name="P4" style:family="paragraph" style:parent-style-name="Standard">
      <style:paragraph-properties>
        <style:tab-stops/>
      </style:paragraph-properties>
      <style:text-properties style:text-underline-style="none" fo:font-weight="normal" officeooo:rsid="0008fc4f" officeooo:paragraph-rsid="0008fc4f" style:font-weight-asian="normal" style:font-weight-complex="normal"/>
    </style:style>
    <style:style style:name="P5" style:family="paragraph" style:parent-style-name="Standard" style:list-style-name="L2">
      <style:paragraph-properties>
        <style:tab-stops/>
      </style:paragraph-properties>
      <style:text-properties style:text-underline-style="none" fo:font-weight="normal" officeooo:rsid="0008fc4f" officeooo:paragraph-rsid="0008fc4f" style:font-weight-asian="normal" style:font-weight-complex="normal"/>
    </style:style>
    <style:style style:name="P6" style:family="paragraph" style:parent-style-name="Standard" style:list-style-name="L3">
      <style:paragraph-properties>
        <style:tab-stops/>
      </style:paragraph-properties>
      <style:text-properties style:text-underline-style="none" fo:font-weight="normal" officeooo:rsid="0008fc4f" officeooo:paragraph-rsid="0008fc4f" style:font-weight-asian="normal" style:font-weight-complex="normal"/>
    </style:style>
    <style:style style:name="P7" style:family="paragraph" style:parent-style-name="Standard" style:list-style-name="L4">
      <style:paragraph-properties>
        <style:tab-stops/>
      </style:paragraph-properties>
      <style:text-properties style:text-underline-style="none" fo:font-weight="normal" officeooo:rsid="0008fc4f" officeooo:paragraph-rsid="0008fc4f" style:font-weight-asian="normal" style:font-weight-complex="normal"/>
    </style:style>
    <style:style style:name="T1" style:family="text">
      <style:text-properties style:font-name="Arial"/>
    </style:style>
    <style:style style:name="T2" style:family="text">
      <style:text-properties style:font-name="Arial" fo:font-weight="bold" style:font-weight-asian="bold" style:font-weight-complex="bold"/>
    </style:style>
    <style:style style:name="T3" style:family="text">
      <style:text-properties style:font-name="Arial" fo:font-weight="bold" officeooo:rsid="0008fc4f" style:font-weight-asian="bold" style:font-weight-complex="bold"/>
    </style:style>
    <style:style style:name="T4" style:family="text">
      <style:text-properties style:font-name="Arial" fo:font-weight="bold" officeooo:rsid="00090966" style:font-weight-asian="bold" style:font-weight-complex="bold"/>
    </style:style>
    <style:style style:name="T5" style:family="text">
      <style:text-properties style:font-name="Arial" style:text-underline-style="solid" style:text-underline-width="auto" style:text-underline-color="font-color" fo:font-weight="bold" officeooo:rsid="00089692" style:font-weight-asian="bold" style:font-weight-complex="bold"/>
    </style:style>
    <style:style style:name="T6" style:family="text">
      <style:text-properties style:font-name="Arial" style:text-underline-style="solid" style:text-underline-width="auto" style:text-underline-color="font-color" fo:font-weight="bold" officeooo:rsid="0008fc4f" style:font-weight-asian="bold" style:font-weight-complex="bold"/>
    </style:style>
    <style:style style:name="T7" style:family="text">
      <style:text-properties style:font-name="Arial" officeooo:rsid="00090966"/>
    </style:style>
    <style:style style:name="T8" style:family="text">
      <style:text-properties style:font-name="Arial" style:text-underline-style="none" fo:font-weight="normal" officeooo:rsid="0008fc4f" style:font-weight-asian="normal" style:font-weight-complex="normal"/>
    </style:style>
    <style:style style:name="T9" style:family="text">
      <style:text-properties style:font-name="Arial" style:text-underline-style="none" fo:font-weight="bold" officeooo:rsid="0008fc4f" style:font-weight-asian="bold" style:font-weight-complex="bold"/>
    </style:style>
    <style:style style:name="T10" style:family="text">
      <style:text-properties style:font-name="Arial" officeooo:rsid="000bcec0"/>
    </style:style>
    <style:style style:name="T11" style:family="text">
      <style:text-properties style:text-underline-style="solid" style:text-underline-width="auto" style:text-underline-color="font-color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<text:span text:style-name="T2"><text:tab/><text:tab/><text:tab/></text:span><text:span text:style-name="T3"><text:tab/></text:span><text:span text:style-name="T5">Cargar BD</text:span></text:p>
      <text:p text:style-name="P1"><text:span text:style-name="T6"/></text:p>
      <text:p text:style-name="P1"><text:span text:style-name="T6"/></text:p>
      <text:p text:style-name="P1"><text:span text:style-name="T6"/></text:p>
      <text:p text:style-name="P1"><text:span text:style-name="T6"/></text:p>
      <text:p text:style-name="P4"><text:span text:style-name="T1">-Actores:</text:span></text:p>
      <text:list xml:id="list742463526149222273" text:style-name="L3">
        <text:list-item>
          <text:p text:style-name="P6"><text:span text:style-name="T1">Administrador.</text:span></text:p>
        </text:list-item>
      </text:list>
      <text:p text:style-name="P1"><text:span text:style-name="T6"/></text:p>
      <text:p text:style-name="P3"><text:span text:style-name="T1">-Pre-condiciones:</text:span></text:p>
      <text:list xml:id="list1742387586737655556" text:style-name="L2">
        <text:list-item>
          <text:p text:style-name="P5"><text:span text:style-name="T1">Existe el archivo con los contactos (en el tipo de archivo correcto).</text:span></text:p>
        </text:list-item>
        <text:list-item>
          <text:p text:style-name="P5"><text:span text:style-name="T1">Administrador ya ha iniciado sesión.</text:span></text:p>
        </text:list-item>
        <text:list-item>
          <text:p text:style-name="P5"><text:span text:style-name="T1">Los proyectos ya existen.</text:span></text:p>
        </text:list-item>
      </text:list>
      <text:p text:style-name="P4"><text:span text:style-name="T1"/></text:p>
      <text:p text:style-name="P4"><text:span text:style-name="T1">-Post-condiciones:</text:span></text:p>
      <text:p text:style-name="P4"><text:span text:style-name="T1"/></text:p>
      <text:p text:style-name="P4"><text:span text:style-name="T1"/></text:p>
      <text:p text:style-name="P4"><text:span text:style-name="T1">-Curso normal:</text:span></text:p>
      <text:list xml:id="list4079522198022389111" text:style-name="L4">
        <text:list-item>
          <text:p text:style-name="P7"><text:span text:style-name="T2">Administrador</text:span><text:span text:style-name="T1"> selecciona el proyecto al cual asociará datos a cargar.</text:span></text:p>
        </text:list-item>
        <text:list-item>
          <text:p text:style-name="P2"><text:span text:style-name="T9">Adminsitrador</text:span><text:span text:style-name="T8"> selecciona archivo a cargar.</text:span></text:p>
        </text:list-item>
        <text:list-item>
          <text:p text:style-name="P7"><text:span text:style-name="T2">Sistema</text:span><text:span text:style-name="T1"> verifica formato archivo .</text:span></text:p>
        </text:list-item>
        <text:list-item>
          <text:p text:style-name="P7"><text:span text:style-name="T2">Sistema</text:span><text:span text:style-name="T1"> verifica que no existan rut’s repetidos.</text:span></text:p>
        </text:list-item>
        <text:list-item>
          <text:p text:style-name="P7"><text:span text:style-name="T2">Sistema</text:span><text:span text:style-name="T1"> carga datos.</text:span></text:p>
        </text:list-item>
        <text:list-item>
          <text:p text:style-name="P7"><text:span text:style-name="T2">Sistema</text:span><text:span text:style-name="T1"> relaciona datos con proyecto </text:span><text:span text:style-name="T7">seleccionado.</text:span></text:p>
        </text:list-item>
      </text:list>
      <text:p text:style-name="P4"><text:span text:style-name="T1"/></text:p>
      <text:p text:style-name="P4"><text:span text:style-name="T1">-Curso alternativo:</text:span></text:p>
      <text:p text:style-name="P4"><text:span text:style-name="T1"><text:tab/>3.a. Existe error en el formato.</text:span></text:p>
      <text:p text:style-name="P4"><text:span text:style-name="T1"><text:tab/><text:tab/>3.a.1. </text:span><text:span text:style-name="T2">Sistema</text:span><text:span text:style-name="T1"> notifica al </text:span><text:span text:style-name="T2">administrador</text:span><text:span text:style-name="T1"> que el archivo no puede ser cargado.</text:span></text:p>
      <text:p text:style-name="P4"><text:span text:style-name="T1"><text:tab/><text:tab/></text:span><text:span text:style-name="T7">3.a.2. </text:span><text:span text:style-name="T4">Sistema</text:span><text:span text:style-name="T7"> da al </text:span><text:span text:style-name="T4">administrador</text:span><text:span text:style-name="T7"> la opción de cargar otro archivo.</text:span></text:p>
      <text:p text:style-name="P4"><text:span text:style-name="T7"><text:tab/><text:tab/><text:tab/>3.a.2.a. </text:span><text:span text:style-name="T4">Administrador</text:span><text:span text:style-name="T7"> carga otro archivo.</text:span></text:p>
      <text:p text:style-name="P4"><text:span text:style-name="T7"><text:tab/><text:tab/><text:tab/></text:span><text:span text:style-name="T4">Administrador vuelve a 2.</text:span></text:p>
      <text:p text:style-name="P4"><text:span text:style-name="T4"><text:tab/><text:tab/></text:span><text:span text:style-name="T7">3.a.2.b. </text:span><text:span text:style-name="T4">Administrador</text:span><text:span text:style-name="T7"> cancela la acción.</text:span></text:p>
      <text:p text:style-name="P4"><text:span text:style-name="T7"><text:tab/>4.a. Existen datos repetidos </text:span><text:span text:style-name="T10">dentro del mismo proyecto</text:span><text:span text:style-name="T7">.</text:span></text:p>
      <text:p text:style-name="P4"><text:span text:style-name="T7"><text:tab/><text:tab/>4.a.1. </text:span><text:span text:style-name="T4">Sistema</text:span><text:span text:style-name="T7"> no agrega estos datos.</text:span></text:p>
      <text:p text:style-name="P4"><text:span text:style-name="T7"><text:tab/><text:tab/>4.a.2. </text:span><text:span text:style-name="T4">Sistema</text:span><text:span text:style-name="T7"> notifica al </text:span><text:span text:style-name="T4">administrador</text:span><text:span text:style-name="T7">.</text:span></text:p>
      <text:p text:style-name="P4"><text:span text:style-name="T7"><text:tab/><text:tab/>4.a.3. Vuelve a 5.<text:tab/></text:span></text:p>
      <text:p text:style-name="P4"><text:span text:style-name="T7"><text:tab/><text:tab/><text:tab/></text:span></text:p>
      <text:p text:style-name="P4"><text:span text:style-name="T7"><text:tab/><text:tab/><text:tab/> </text:span></text:p>
      <text:p text:style-name="P4"><text:span text:style-name="T1"><text:tab/></text:span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><text:tab/>4.a. </text:span></text:p>
      <text:p text:style-name="P4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C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9T17:24:40.104854772</meta:creation-date>
    <dc:date>2016-09-09T19:34:10.483769351</dc:date>
    <meta:editing-duration>PT14M42S</meta:editing-duration>
    <meta:editing-cycles>3</meta:editing-cycles>
    <meta:generator>LibreOffice/5.1.4.2$Linux_X86_64 LibreOffice_project/10m0$Build-2</meta:generator>
    <meta:document-statistic meta:table-count="0" meta:image-count="0" meta:object-count="0" meta:page-count="1" meta:paragraph-count="30" meta:word-count="144" meta:character-count="985" meta:non-whitespace-character-count="842"/>
  </office:meta>
</office:document-meta>
</file>